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06a8" officeooo:paragraph-rsid="003006a8"/>
    </style:style>
    <style:style style:name="P2" style:family="paragraph" style:parent-style-name="Heading_20_3">
      <style:text-properties officeooo:rsid="003006a8" officeooo:paragraph-rsid="003006a8"/>
    </style:style>
    <style:style style:name="P3" style:family="paragraph" style:parent-style-name="Heading_20_2">
      <style:text-properties officeooo:paragraph-rsid="002ed01b"/>
    </style:style>
    <style:style style:name="P4" style:family="paragraph" style:parent-style-name="Heading_20_1" style:master-page-name="Right_20_Page">
      <style:paragraph-properties style:page-number="auto"/>
      <style:text-properties officeooo:rsid="003006a8" officeooo:paragraph-rsid="003006a8"/>
    </style:style>
    <style:style style:name="P5" style:family="paragraph" style:parent-style-name="Heading_20_3">
      <style:paragraph-properties fo:margin-top="0.101cm" fo:margin-bottom="0cm" loext:contextual-spacing="false"/>
    </style:style>
    <style:style style:name="P6" style:family="paragraph" style:parent-style-name="Heading_20_3">
      <style:paragraph-properties fo:margin-top="0cm" fo:margin-bottom="0cm" loext:contextual-spacing="false"/>
    </style:style>
    <style:style style:name="P7" style:family="paragraph" style:parent-style-name="Heading_20_3">
      <style:paragraph-properties fo:margin-top="0.801cm" fo:margin-bottom="0cm" loext:contextual-spacing="false"/>
    </style:style>
    <style:style style:name="P8" style:family="paragraph" style:parent-style-name="Text_20_body">
      <style:text-properties officeooo:rsid="003006a8" officeooo:paragraph-rsid="003006a8"/>
    </style:style>
    <style:style style:name="P9" style:family="paragraph" style:parent-style-name="Text_20_body">
      <style:text-properties officeooo:rsid="003006a8" officeooo:paragraph-rsid="0034efba"/>
    </style:style>
    <style:style style:name="T1" style:family="text">
      <style:text-properties officeooo:rsid="003006a8"/>
    </style:style>
    <style:style style:name="T2" style:family="text">
      <style:text-properties officeooo:rsid="00314922"/>
    </style:style>
    <style:style style:name="T3" style:family="text">
      <style:text-properties officeooo:rsid="0032f1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op Of The World</text:h>
      <text:p text:style-name="P3">(<text:span text:style-name="T1">Patty Griffin</text:span>)</text:p>
      <text:p text:style-name="P2">[INTRO]</text:p>
      <text:p text:style-name="P1">G <text:s/>D Em <text:s/>C</text:p>
      <text:p text:style-name="Heading_20_3">[VERSE 1]</text:p>
      <text:p text:style-name="P1"><text:s text:c="15"/>G <text:s text:c="22"/>D </text:p>
      <text:p text:style-name="P1">I wished I was smarter, I wished I was stronger </text:p>
      <text:p text:style-name="P1"><text:s text:c="19"/><text:span text:style-name="T2">Em</text:span> <text:s text:c="15"/>C <text:s/></text:p>
      <text:p text:style-name="P1">I wished I'd loved Jesus, The way my wife does </text:p>
      <text:p text:style-name="P1"><text:s text:c="19"/>G <text:s text:c="21"/>D <text:s/></text:p>
      <text:p text:style-name="P1">I wished it'd been easier, Instead of any longer </text:p>
      <text:p text:style-name="P1"><text:s text:c="20"/>Em <text:s text:c="4"/></text:p>
      <text:p text:style-name="P1">I wished I could've stood, </text:p>
      <text:p text:style-name="P1"><text:s text:c="24"/>C <text:s text:c="3"/></text:p>
      <text:p text:style-name="P1">Where you would've been proud </text:p>
      <text:p text:style-name="P1"><text:s text:c="18"/>G <text:s text:c="21"/>D <text:s/></text:p>
      <text:p text:style-name="P1">That won't happen now, That won't happen now <text:s/></text:p>
      <text:p text:style-name="Heading_20_3">[CHORUS]</text:p>
      <text:p text:style-name="P1"><text:s text:c="10"/>C <text:s text:c="12"/></text:p>
      <text:p text:style-name="P1">There's a whole lot of singing </text:p>
      <text:p text:style-name="P1"><text:s text:c="13"/><text:span text:style-name="T2">D</text:span> <text:s text:c="7"/></text:p>
      <text:p text:style-name="P1">that's never gonna be heard </text:p>
      <text:p text:style-name="P1"><text:s text:c="5"/>Em <text:s text:c="16"/></text:p>
      <text:p text:style-name="P1">Disappearing every day, </text:p>
      <text:p text:style-name="P1"><text:s text:c="11"/>C <text:s text:c="18"/>G <text:s/></text:p>
      <text:p text:style-name="P1">Without so much as a word, Somehow</text:p>
      <text:p text:style-name="P1"><text:s text:c="6"/>C <text:s text:c="31"/>D </text:p>
      <text:p text:style-name="P1">And I think I broke the wings off that little songbird </text:p>
      <text:p text:style-name="P1"><text:s text:c="6"/>Em <text:s text:c="20"/>C <text:s text:c="16"/>G </text:p>
      <text:p text:style-name="P1">She's never gonna fly to the top of the world, now <text:s/></text:p>
      <text:p text:style-name="P1"><text:s text:c="18"/>D <text:s text:c="7"/></text:p>
      <text:p text:style-name="P1">To the top of the world <text:s text:c="6"/></text:p>
      <text:p text:style-name="P7"><text:soft-page-break/>[VERSE 2]</text:p>
      <text:p text:style-name="P1"><text:s text:c="20"/>G <text:s text:c="17"/>D <text:s/></text:p>
      <text:p text:style-name="P1">I don't have to answer, <text:span text:style-name="T2">a</text:span>ny of these questions </text:p>
      <text:p text:style-name="P1"><text:s text:c="14"/>Em <text:s text:c="18"/>C <text:s/></text:p>
      <text:p text:style-name="P1">Don't have no guide to teach me no lessons </text:p>
      <text:p text:style-name="P1"><text:s text:c="21"/>G <text:s text:c="17"/>D <text:s/></text:p>
      <text:p text:style-name="P1">I’<text:span text:style-name="T2">d</text:span> come home in the evening, Sit in my chair </text:p>
      <text:p text:style-name="P1"><text:s text:c="29"/>Em <text:s text:c="7"/></text:p>
      <text:p text:style-name="P1">One night they called me for supper </text:p>
      <text:p text:style-name="P9"><text:s text:c="16"/>C <text:s text:c="17"/>G <text:s text:c="10"/>D <text:s text:c="4"/></text:p>
      <text:p text:style-name="P9">But I never got up, I stayed right there In my chair </text:p>
      <text:p text:style-name="P5">[CHORUS]</text:p>
      <text:p text:style-name="P1"><text:s text:c="10"/>C <text:s text:c="12"/></text:p>
      <text:p text:style-name="P1">There's a whole lot of singing </text:p>
      <text:p text:style-name="P9"><text:s text:c="13"/>D <text:s text:c="18"/>Em <text:s text:c="16"/></text:p>
      <text:p text:style-name="P9">that's never gonna be heard Disappearing every day, </text:p>
      <text:p text:style-name="P1"><text:s text:c="11"/>C <text:s text:c="18"/>G <text:s/></text:p>
      <text:p text:style-name="P1">Without so much as a word, Somehow</text:p>
      <text:p text:style-name="P1"><text:s text:c="6"/>C <text:s text:c="31"/>D </text:p>
      <text:p text:style-name="P1">And I think I broke the wings off that little songbird </text:p>
      <text:p text:style-name="P1"><text:s text:c="6"/>Em <text:s text:c="20"/>C <text:s text:c="16"/>G </text:p>
      <text:p text:style-name="P1">She's never gonna fly to the top of the world, now <text:s/></text:p>
      <text:p text:style-name="P1"><text:s text:c="11"/>D <text:s text:c="33"/>Em <text:s text:c="3"/>C <text:s text:c="2"/></text:p>
      <text:p text:style-name="P1">To the top of the world, Oooh <text:s/>ooohh <text:s text:c="5"/></text:p>
      <text:p text:style-name="P6">[VERSE 3]</text:p>
      <text:p text:style-name="P1"><text:s text:c="17"/>G <text:s text:c="27"/>D </text:p>
      <text:p text:style-name="P1">I wished I'd had known you, I wished I had shown you </text:p>
      <text:p text:style-name="P1"><text:s text:c="11"/>Em <text:s text:c="17"/>C </text:p>
      <text:p text:style-name="P1">All of the things I was on the inside <text:s/></text:p>
      <text:p text:style-name="P1"><text:s text:c="22"/>G <text:s text:c="9"/></text:p>
      <text:p text:style-name="P1">But I'd pretend to be sleeping <text:s/></text:p>
      <text:p text:style-name="P1"><text:s text:c="26"/>D <text:s/></text:p>
      <text:p text:style-name="P1">When you'd come in in the morning </text:p>
      <text:p text:style-name="P1"><text:s text:c="11"/>Em <text:s text:c="24"/>C </text:p>
      <text:p text:style-name="P1">To whisper goodbye and go work <text:span text:style-name="T3">in</text:span> the rain </text:p>
      <text:p text:style-name="P1"><text:s text:c="13"/>G <text:s text:c="14"/>D </text:p>
      <text:p text:style-name="P1">I don't know why, Don't know why </text:p>
      <text:p text:style-name="Heading_20_3"><text:soft-page-break/>[CHORUS]</text:p>
      <text:p text:style-name="P1"><text:s text:c="6"/>C <text:s text:c="25"/>D </text:p>
      <text:p text:style-name="P1">Cause everyone's singing we just wanna be heard </text:p>
      <text:p text:style-name="P1"><text:s text:c="5"/>Em <text:s text:c="16"/></text:p>
      <text:p text:style-name="P1">Disappearing every day, </text:p>
      <text:p text:style-name="P1"><text:s text:c="11"/>C <text:s text:c="18"/>G <text:s text:c="3"/></text:p>
      <text:p text:style-name="P1">without so much as a word, Somehow <text:s/></text:p>
      <text:p text:style-name="P1"><text:s text:c="6"/>C <text:s text:c="24"/>D <text:s/></text:p>
      <text:p text:style-name="P1">And I wanna grab a hold of that little songbird </text:p>
      <text:p text:style-name="P1"><text:s text:c="4"/>Em <text:s text:c="24"/>C <text:s text:c="4"/></text:p>
      <text:p text:style-name="P1">And take her for a ride to the top of the world </text:p>
      <text:p text:style-name="P1"><text:s text:c="6"/>G <text:s text:c="21"/>D <text:s text:c="2"/></text:p>
      <text:p text:style-name="P1">Right now, To the top of the world <text:s/></text:p>
      <text:p text:style-name="Heading_20_3">[<text:span text:style-name="T1">OUTRO</text:span>]</text:p>
      <text:p text:style-name="P1"><text:s text:c="3"/>Em <text:s text:c="7"/>C <text:s text:c="2"/></text:p>
      <text:p text:style-name="P1">Whoaaaa ohhhhhhhhh </text:p>
      <text:p text:style-name="P1"><text:s text:c="18"/>Em <text:s text:c="2"/></text:p>
      <text:p text:style-name="P1">To the top of the world <text:s/></text:p>
      <text:p text:style-name="P1"><text:s text:c="18"/>C </text:p>
      <text:p text:style-name="P1">To the top of the world <text:s/></text:p>
      <text:p text:style-name="P1"><text:s text:c="18"/>Em <text:s/></text:p>
      <text:p text:style-name="P1">To the top of the world </text:p>
      <text:p text:style-name="P1"><text:s text:c="18"/>C </text:p>
      <text:p text:style-name="P1">To the top of the world <text:s text:c="2"/></text:p>
      <text:p text:style-name="P1"><text:s text:c="18"/>Em <text:s text:c="2"/></text:p>
      <text:p text:style-name="P1">To the top of the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21M10S</meta:editing-duration>
    <meta:editing-cycles>35</meta:editing-cycles>
    <meta:generator>LibreOffice/5.3.6.1$MacOSX_X86_64 LibreOffice_project/686f202eff87ef707079aeb7f485847613344eb7</meta:generator>
    <dc:title>Lyrics + Chords</dc:title>
    <dc:date>2018-02-16T10:30:52.912683303</dc:date>
    <meta:print-date>2017-04-03T12:23:29.985893000</meta:print-date>
    <meta:document-statistic meta:table-count="0" meta:image-count="0" meta:object-count="0" meta:page-count="3" meta:paragraph-count="95" meta:word-count="417" meta:character-count="3171" meta:non-whitespace-character-count="144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